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1mm"/>
    </style:style>
    <style:style style:name="co2" style:family="table-column">
      <style:table-column-properties fo:break-before="auto" style:column-width="70.43mm"/>
    </style:style>
    <style:style style:name="co3" style:family="table-column">
      <style:table-column-properties fo:break-before="auto" style:column-width="84.97mm"/>
    </style:style>
    <style:style style:name="co4" style:family="table-column">
      <style:table-column-properties fo:break-before="auto" style:column-width="102.7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pulation (2011)</text:p>
          </table:table-cell>
          <table:table-cell office:value-type="string" calcext:value-type="string">
            <text:p>Population 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,35,97,92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lhi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,10,07,8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gal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4,25,97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hmedab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72,08,20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8,09,97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nn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6,81,08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olkat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4,86,67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n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37,60,6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0,73,35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urat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8,76,37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ucknow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8,15,60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n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7,67,03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g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4,05,42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n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2,31,5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ndore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9,60,63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han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8,18,87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hopal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7,95,64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isakhapatn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mmittee.</text:p>
          </table:table-cell>
          <table:table-cell table:style-name="ce1" office:value-type="string" calcext:value-type="string">
            <text:p>17,30,32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adodar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 Committee.</text:p>
          </table:table-cell>
          <table:table-cell table:style-name="ce1" office:value-type="string" calcext:value-type="string">
            <text:p>16,66,70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iroz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Census town.</text:p>
          </table:table-cell>
          <table:table-cell table:style-name="ce1" office:value-type="string" calcext:value-type="string">
            <text:p>16,45,6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udhian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6,13,87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ajkot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6,06,7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g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5,74,54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ligu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5,72,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shik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4,86,97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aridabad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4,04,65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tial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3,54,68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eerut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3,09,02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alyan-Dombival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2,46,38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asai-Vir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2,21,23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aranas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2,01,81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rinagar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1,92,79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hanbad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1,61,56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odh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1,37,00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mrits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1,32,76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ipu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mmittee</text:p>
          </table:table-cell>
          <table:table-cell table:style-name="ce1" office:value-type="string" calcext:value-type="string">
            <text:p>11,22,5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llah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ity.</text:p>
          </table:table-cell>
          <table:table-cell table:style-name="ce1" office:value-type="string" calcext:value-type="string">
            <text:p>11,17,09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imbator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0,61,44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abal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0,54,33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walio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0,53,50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ijayawa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0,48,24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dur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0,16,88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uwahat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9,63,4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Chandigar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9,60,78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ubli-Dharwa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9,43,85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mroh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.</text:p>
          </table:table-cell>
          <table:table-cell table:style-name="ce1" office:value-type="string" calcext:value-type="string">
            <text:p>8,97,1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orad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,89,81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rgaon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8,76,82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ligar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ityunicipal Corporation / Corporation.</text:p>
          </table:table-cell>
          <table:table-cell table:style-name="ce1" office:value-type="string" calcext:value-type="string">
            <text:p>8,72,5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l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8,72,4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anchi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8,63,49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landh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,62,1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iruchirappall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8,46,91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hubaneswa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,37,73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,31,0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aranga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8,19,4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ra-Bhayand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8,14,65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hiruvananthapur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7,52,49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hiwand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7,11,3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haran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7,03,34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unt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,51,38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mravat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,46,80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kane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6,44,40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id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Census town</text:p>
          </table:table-cell>
          <table:table-cell table:style-name="ce1" office:value-type="string" calcext:value-type="string">
            <text:p>6,42,38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amshedpu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otified area committee / Notified Area Council </text:p>
          </table:table-cell>
          <table:table-cell table:style-name="ce1" office:value-type="string" calcext:value-type="string">
            <text:p>6,29,65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hilai Naga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,25,69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uttack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,06,00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ochi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6,01,57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dai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5,98,4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havnag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5,93,76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hradun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5,78,42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sansol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5,64,49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anded-Waghal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5,50,56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jme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5,42,58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Jamnag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5,29,30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jjai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5,15,21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angl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5,13,86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on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5,12,2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Jhans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5,07,29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ondicherry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5,05,95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ellor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5,05,25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Jammu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Municipal Committee</text:p>
          </table:table-cell>
          <table:table-cell table:style-name="ce1" office:value-type="string" calcext:value-type="string">
            <text:p>5,03,69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elagav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88,29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aurkel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84,874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angal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84,78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irunelvel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74,8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ale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71,00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y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63,4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irupp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44,54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avanagere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35,12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Kozhikode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32,09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kol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27,14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Kurnool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4,24,92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karo Steel City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</text:p>
          </table:table-cell>
          <table:table-cell table:style-name="ce1" office:value-type="string" calcext:value-type="string">
            <text:p>4,13,93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jahmundry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4,13,61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allar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4,09,64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Agartal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99,68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hagal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98,1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Lat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3,82,7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hul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76,09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orba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63,21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hilwa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3,60,00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rahmapu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55,82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ysore</text:p>
          </table:table-cell>
          <table:table-cell office:value-type="string" calcext:value-type="string">
            <text:p>Karnatk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51,8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uzaffar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51,8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hmednag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50,90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Kol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49,03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aghunathganj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3,46,85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ilaspu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30,10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hahjahan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3,21,88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riss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3,15,5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w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3,15,31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Kakina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12,25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Nizam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3,10,46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ag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3,08,92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3,05,82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isar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3,01,24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ohtak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94,57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nipat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94,15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arbhang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94,11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harag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/Industrial Township</text:p>
          </table:table-cell>
          <table:table-cell table:style-name="ce1" office:value-type="string" calcext:value-type="string">
            <text:p>2,93,71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izawl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Notified Town</text:p>
          </table:table-cell>
          <table:table-cell table:style-name="ce1" office:value-type="string" calcext:value-type="string">
            <text:p>2,91,82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chalkaranj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87,57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irupat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87,0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Karnal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86,97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athind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85,81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am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2,81,49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hivamogg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2,74,352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atlam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2,73,89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odinaga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72,91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urg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68,67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illong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2,67,66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mphal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64,98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a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2,62,80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ipet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2,62,34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Anantap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62,34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Arrah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61,09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arim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60,89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rbhan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59,32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tawa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2,56,79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harat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52,10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egusara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51,13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Delhi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49,99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hapr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49,55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Kadap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41,82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Ramagundam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37,68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29,95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atn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2,29,307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izianaga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28,02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atih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25,98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ardwa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2,25,2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onipat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2,25,07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gercoil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24,3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hanjav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22,61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urwara (Katni)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21,8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aihat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21,76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Sambhal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2,21,33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adi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18,15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Yamunanagar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16,62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nglish Baza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16,0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Eluru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2,14,41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unge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13,10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anchkul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10,1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Raayach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2,07,42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anvel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2,04,33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ogha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2,03,11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Ongo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02,82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Nandyal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00,74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oren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2,00,50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hiwan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97,66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orband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97,38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lakkad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97,36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nan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97,35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urni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97,21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Baharam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95,36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rme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Nagar Parishad</text:p>
          </table:table-cell>
          <table:table-cell table:style-name="ce1" office:value-type="string" calcext:value-type="string">
            <text:p>1,89,71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orv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88,27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Ora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table:style-name="ce1" office:value-type="string" calcext:value-type="string">
            <text:p>1,87,18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Bahraic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86,24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ik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85,925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ellor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85,89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ingraul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85,19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hammam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,84,25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hesan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84,13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ilcha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84,1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mbalpu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83,3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83,27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nao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table:style-name="ce1" office:value-type="string" calcext:value-type="string">
            <text:p>1,77,65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ugli-Chinsurah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77,20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Raiganj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75,04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husro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74,40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Adityapu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nchayat.</text:p>
          </table:table-cell>
          <table:table-cell table:style-name="ce1" office:value-type="string" calcext:value-type="string">
            <text:p>1,74,35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Alappuzh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74,16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Bahadurgarh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70,42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achilipatn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70,00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Rae Barel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69,33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Jalpaigu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,69,01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Bharuch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8,7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athankot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68,4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oshiarp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68,44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aramula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67,98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don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6,34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ind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66,22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onk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65,36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nal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4,64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Kanchee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4,26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ap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3,63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irs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60,735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Navsar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60,10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hbub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7,90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ur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7,83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Robertson Pet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57,084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56,95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Batal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56,40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aldwani-cum-Kathgodam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56,06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idish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5,95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ahars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55,1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hanesar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54,96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hittoo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53,76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eraval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3,6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Lakhim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52,01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ita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51,90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Hindup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1,8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anti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1,77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Balurghat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1,1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anjbasod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.</text:p>
          </table:table-cell>
          <table:table-cell table:style-name="ce1" office:value-type="string" calcext:value-type="string">
            <text:p>1,50,4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og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50,43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roddat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50,309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rinagar</text:p>
          </table:table-cell>
          <table:table-cell office:value-type="string" calcext:value-type="string">
            <text:p>Uttarakhand</text:p>
          </table:table-cell>
          <table:table-cell/>
          <table:table-cell table:style-name="ce1" office:value-type="string" calcext:value-type="string">
            <text:p>1,50,00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edini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9,769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Habr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9,6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asaram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47,3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aji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47,12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Bhuj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7,12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hivpur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6,89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anaghat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45,28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himla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44,97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iruvannamal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4,6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aithal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44,63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ajnandgaon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43,770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Godhr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3,12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azaribag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42,49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himava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2,28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Mandsa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41,46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Dibrugarh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38,66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1,38,55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ankur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38,03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1,37,73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Dehri-on-Sone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37,06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adanapal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35,66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alerkotl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35,33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Lalit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33,04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ettiah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32,8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ollach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28,458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Khann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28,13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eemuc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8,10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alwal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27,93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alanpu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7,12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Guntakal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6,47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abadwip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5,52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.</text:p>
          </table:table-cell>
          <table:table-cell table:style-name="ce1" office:value-type="string" calcext:value-type="string">
            <text:p>1,25,35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Jagdalpu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</text:p>
          </table:table-cell>
          <table:table-cell table:style-name="ce1" office:value-type="string" calcext:value-type="string">
            <text:p>1,25,34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otihar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25,18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ilibhit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24,245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imapur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Municipal Committee</text:p>
          </table:table-cell>
          <table:table-cell table:style-name="ce1" office:value-type="string" calcext:value-type="string">
            <text:p>1,23,77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Mohal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23,48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adul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2,32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2,307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harmava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1,99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Kashipu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.</text:p>
          </table:table-cell>
          <table:table-cell table:style-name="ce1" office:value-type="string" calcext:value-type="string">
            <text:p>1,21,61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ivakas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21,358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Darjiling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20,41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1,18,49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Gudiva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8,28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Baleshwar Tow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8,20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ncheria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8,19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rikakul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7,320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Adil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7,16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Yavatmal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6,71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Barnal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6,4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agaon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16,35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arasaraope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6,32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aigarh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5,90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orkee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5,27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als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4,63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mbikapu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14,57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Giridih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Town Panchayat</text:p>
          </table:table-cell>
          <table:table-cell table:style-name="ce1" office:value-type="string" calcext:value-type="string">
            <text:p>1,14,44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andaus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14,2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urul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3,80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ata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3,749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Bagah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13,012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doi 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2,48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Achal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2,29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Osmanab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2,08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Deesa</text:p>
          </table:table-cell>
          <table:table-cell office:value-type="string" calcext:value-type="string">
            <text:p>Gujarat</text:p>
          </table:table-cell>
          <table:table-cell/>
          <table:table-cell table:style-name="ce1" office:value-type="string" calcext:value-type="string">
            <text:p>1,11,14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Nandurb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1,06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Azamgar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P.</text:p>
          </table:table-cell>
          <table:table-cell table:style-name="ce1" office:value-type="string" calcext:value-type="string">
            <text:p>1,10,98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amgarh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10,49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Firozp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10,09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Baripada Town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10,05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1,10,00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wan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9,919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ajampe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9,575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udukko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9,21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nantnag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8,505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adpatr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8,24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ta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8,048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hadrak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7,369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Kishan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07,07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uryapet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06,524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Wardh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6,44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Ranebenn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table:style-name="ce1" office:value-type="string" calcext:value-type="string">
            <text:p>1,06,36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Amrel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5,98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eyveli (TS)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ensus town</text:p>
          </table:table-cell>
          <table:table-cell table:style-name="ce1" office:value-type="string" calcext:value-type="string">
            <text:p>1,05,68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Jamal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05,22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rmagao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04,758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Udgi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4,063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adepalligude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3,577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Nagapattin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2,83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Bux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02,591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rporation / Corporation.</text:p>
          </table:table-cell>
          <table:table-cell table:style-name="ce1" office:value-type="string" calcext:value-type="string">
            <text:p>1,02,52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Jehanabad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table:style-name="ce1" office:value-type="string" calcext:value-type="string">
            <text:p>1,02,45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hagwar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02,253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Khai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table:style-name="ce1" office:value-type="string" calcext:value-type="string">
            <text:p>1,02,10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awai Madho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table:style-name="ce1" office:value-type="string" calcext:value-type="string">
            <text:p>1,01,99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Kapurthal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1,654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ilakaluripe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1,55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urangabad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.</text:p>
          </table:table-cell>
          <table:table-cell table:style-name="ce1" office:value-type="string" calcext:value-type="string">
            <text:p>1,01,52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Malappur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1,330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ewar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table:style-name="ce1" office:value-type="string" calcext:value-type="string">
            <text:p>1,00,684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aga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0,618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ultan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table:style-name="ce1" office:value-type="string" calcext:value-type="string">
            <text:p>1,00,065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agd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table:style-name="ce1" office:value-type="string" calcext:value-type="string">
            <text:p>1,00,036</text:p>
          </table:table-cell>
          <table:table-cell office:value-type="string" calcext:value-type="string">
            <text:p>Class I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ort Blair</text:p>
          </table:table-cell>
          <table:table-cell office:value-type="string" calcext:value-type="string">
            <text:p>Andaman and Nicobar Islands</text:p>
          </table:table-cell>
          <table:table-cell office:value-type="string" calcext:value-type="string">
            <text:p>Municipal Council</text:p>
          </table:table-cell>
          <table:table-cell office:value-type="float" office:value="99984" calcext:value-type="float">
            <text:p>99984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Lakhisara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99979" calcext:value-type="float">
            <text:p>9997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naji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 Agglomeration</text:p>
          </table:table-cell>
          <table:table-cell office:value-type="float" office:value="99677" calcext:value-type="float">
            <text:p>9967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insuki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.</text:p>
          </table:table-cell>
          <table:table-cell office:value-type="float" office:value="99448" calcext:value-type="float">
            <text:p>9944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tars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99329" calcext:value-type="float">
            <text:p>9932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Kohima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Municipal Committee</text:p>
          </table:table-cell>
          <table:table-cell office:value-type="float" office:value="99039" calcext:value-type="float">
            <text:p>9903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Balangi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98238" calcext:value-type="float">
            <text:p>9823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awad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rishad</text:p>
          </table:table-cell>
          <table:table-cell office:value-type="float" office:value="98029" calcext:value-type="float">
            <text:p>9802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Jharsugud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97730" calcext:value-type="float">
            <text:p>9773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agtia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96460" calcext:value-type="float">
            <text:p>9646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Vilup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96253" calcext:value-type="float">
            <text:p>9625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Amalne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95994" calcext:value-type="float">
            <text:p>9599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Zirakp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95553" calcext:value-type="float">
            <text:p>9555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and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95516" calcext:value-type="float">
            <text:p>9551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iruchengod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95335" calcext:value-type="float">
            <text:p>9533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agin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95246" calcext:value-type="float">
            <text:p>9524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emmigan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95149" calcext:value-type="float">
            <text:p>9514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aniyamba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95061" calcext:value-type="float">
            <text:p>9506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arn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95012" calcext:value-type="float">
            <text:p>95012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heni Allinaga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94453" calcext:value-type="float">
            <text:p>9445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argao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Urban Agglomeration</text:p>
          </table:table-cell>
          <table:table-cell office:value-type="float" office:value="94383" calcext:value-type="float">
            <text:p>9438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Akot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92637" calcext:value-type="float">
            <text:p>9263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ehore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92518" calcext:value-type="float">
            <text:p>9251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how Cantonment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92364" calcext:value-type="float">
            <text:p>92364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Kot Kapur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91979" calcext:value-type="float">
            <text:p>9197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akran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office:value-type="float" office:value="91853" calcext:value-type="float">
            <text:p>9185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andhar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91379" calcext:value-type="float">
            <text:p>91379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ryalaguda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Urban Agglomeration</text:p>
          </table:table-cell>
          <table:table-cell office:value-type="float" office:value="91359" calcext:value-type="float">
            <text:p>9135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haml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90055" calcext:value-type="float">
            <text:p>9005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eon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89801" calcext:value-type="float">
            <text:p>89801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Ranibenn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89618" calcext:value-type="float">
            <text:p>8961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Kadir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89429" calcext:value-type="float">
            <text:p>8942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hriram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Urban Agglomeration</text:p>
          </table:table-cell>
          <table:table-cell office:value-type="float" office:value="88761" calcext:value-type="float">
            <text:p>8876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Rudrapu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88676" calcext:value-type="float">
            <text:p>8867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arl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88537" calcext:value-type="float">
            <text:p>88537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Najib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88535" calcext:value-type="float">
            <text:p>8853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Nirma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88433" calcext:value-type="float">
            <text:p>8843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Udhagamanda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88430" calcext:value-type="float">
            <text:p>8843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hikoh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88161" calcext:value-type="float">
            <text:p>8816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Jhumri Tilaiy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nchayat</text:p>
          </table:table-cell>
          <table:table-cell office:value-type="float" office:value="87867" calcext:value-type="float">
            <text:p>8786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Aruppukko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87722" calcext:value-type="float">
            <text:p>8772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onnani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87495" calcext:value-type="float">
            <text:p>87495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Jamu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87357" calcext:value-type="float">
            <text:p>8735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itamarh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 Agglomeration</text:p>
          </table:table-cell>
          <table:table-cell office:value-type="float" office:value="87279" calcext:value-type="float">
            <text:p>8727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iral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87200" calcext:value-type="float">
            <text:p>8720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Anj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87183" calcext:value-type="float">
            <text:p>8718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Karaikal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Municipality</text:p>
          </table:table-cell>
          <table:table-cell office:value-type="float" office:value="86838" calcext:value-type="float">
            <text:p>8683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ans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office:value-type="float" office:value="86770" calcext:value-type="float">
            <text:p>8677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nakapal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86519" calcext:value-type="float">
            <text:p>8651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ahasamund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85650" calcext:value-type="float">
            <text:p>8565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aridkot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85435" calcext:value-type="float">
            <text:p>8543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aund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</text:p>
          </table:table-cell>
          <table:table-cell office:value-type="float" office:value="85075" calcext:value-type="float">
            <text:p>85075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horaj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84545" calcext:value-type="float">
            <text:p>8454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aramaku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84321" calcext:value-type="float">
            <text:p>8432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Balaghat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84261" calcext:value-type="float">
            <text:p>8426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ujan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83846" calcext:value-type="float">
            <text:p>83846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hambhat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83715" calcext:value-type="float">
            <text:p>8371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ukts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83655" calcext:value-type="float">
            <text:p>83655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jpur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82956" calcext:value-type="float">
            <text:p>82956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aval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82336" calcext:value-type="float">
            <text:p>8233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hamtari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82111" calcext:value-type="float">
            <text:p>8211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shok Nag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81828" calcext:value-type="float">
            <text:p>8182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ardarshah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81394" calcext:value-type="float">
            <text:p>81394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ahuv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office:value-type="float" office:value="80726" calcext:value-type="float">
            <text:p>80726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argarh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80625" calcext:value-type="float">
            <text:p>806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Kamareddy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80315" calcext:value-type="float">
            <text:p>8031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ahibganj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ity</text:p>
          </table:table-cell>
          <table:table-cell office:value-type="float" office:value="80154" calcext:value-type="float">
            <text:p>80154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Kothagudem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79819" calcext:value-type="float">
            <text:p>7981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amanagaram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79394" calcext:value-type="float">
            <text:p>7939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79121" calcext:value-type="float">
            <text:p>7912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ikam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79106" calcext:value-type="float">
            <text:p>7910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rari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.</text:p>
          </table:table-cell>
          <table:table-cell office:value-type="float" office:value="79021" calcext:value-type="float">
            <text:p>7902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ishikesh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 Agglomeration</text:p>
          </table:table-cell>
          <table:table-cell office:value-type="float" office:value="78805" calcext:value-type="float">
            <text:p>78805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hahdol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78624" calcext:value-type="float">
            <text:p>7862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edininagar (Daltonganj)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rishad</text:p>
          </table:table-cell>
          <table:table-cell office:value-type="float" office:value="78396" calcext:value-type="float">
            <text:p>7839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rakkon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8395" calcext:value-type="float">
            <text:p>7839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shim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78387" calcext:value-type="float">
            <text:p>7838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angr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7989" calcext:value-type="float">
            <text:p>77989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odhan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77573" calcext:value-type="float">
            <text:p>7757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azilk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6492" calcext:value-type="float">
            <text:p>7649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alaco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76308" calcext:value-type="float">
            <text:p>76308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Kesho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76193" calcext:value-type="float">
            <text:p>7619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ullurpet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75925" calcext:value-type="float">
            <text:p>75925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Wadhwa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75755" calcext:value-type="float">
            <text:p>7575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urdasp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5549" calcext:value-type="float">
            <text:p>7554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atakar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75295" calcext:value-type="float">
            <text:p>7529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ura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Municipality</text:p>
          </table:table-cell>
          <table:table-cell office:value-type="float" office:value="74858" calcext:value-type="float">
            <text:p>7485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arnaul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office:value-type="float" office:value="74581" calcext:value-type="float">
            <text:p>7458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Khar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4460" calcext:value-type="float">
            <text:p>7446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adgi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74294" calcext:value-type="float">
            <text:p>7429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mbejoga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73975" calcext:value-type="float">
            <text:p>739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Ankleshw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73928" calcext:value-type="float">
            <text:p>7392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avarkundl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73774" calcext:value-type="float">
            <text:p>73774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aradip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irudhacha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3585" calcext:value-type="float">
            <text:p>7358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Kanhangad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73342" calcext:value-type="float">
            <text:p>7334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Kad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73228" calcext:value-type="float">
            <text:p>7322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Srivilliputh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3183" calcext:value-type="float">
            <text:p>73183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obindgarh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3130" calcext:value-type="float">
            <text:p>7313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indivan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2796" calcext:value-type="float">
            <text:p>7279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2627" calcext:value-type="float">
            <text:p>7262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aliparamb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72465" calcext:value-type="float">
            <text:p>7246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nm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72401" calcext:value-type="float">
            <text:p>72401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anuku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72348" calcext:value-type="float">
            <text:p>7234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yachot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72297" calcext:value-type="float">
            <text:p>72297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rudhunaga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2296" calcext:value-type="float">
            <text:p>7229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Koyilandy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71873" calcext:value-type="float">
            <text:p>7187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Jorhat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71782" calcext:value-type="float">
            <text:p>7178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Kar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0980" calcext:value-type="float">
            <text:p>7098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alpar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0859" calcext:value-type="float">
            <text:p>7085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rikalahast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70854" calcext:value-type="float">
            <text:p>7085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eyyattinkar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70850" calcext:value-type="float">
            <text:p>7085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apatl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70777" calcext:value-type="float">
            <text:p>7077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Fatehabad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office:value-type="float" office:value="70777" calcext:value-type="float">
            <text:p>7077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alout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70765" calcext:value-type="float">
            <text:p>70765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Sankarankovil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0574" calcext:value-type="float">
            <text:p>7057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enkas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70545" calcext:value-type="float">
            <text:p>7054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atnagir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70383" calcext:value-type="float">
            <text:p>70383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abkavi Banhatt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70248" calcext:value-type="float">
            <text:p>7024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Sikandr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69867" calcext:value-type="float">
            <text:p>69867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aibas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lika Parishad</text:p>
          </table:table-cell>
          <table:table-cell office:value-type="float" office:value="69565" calcext:value-type="float">
            <text:p>6956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irmiri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 Corporation / Corporation.</text:p>
          </table:table-cell>
          <table:table-cell office:value-type="float" office:value="69307" calcext:value-type="float">
            <text:p>6930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alwancha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9088" calcext:value-type="float">
            <text:p>69088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hawanipatn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69045" calcext:value-type="float">
            <text:p>6904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Kayamku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68634" calcext:value-type="float">
            <text:p>6863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itham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68080" calcext:value-type="float">
            <text:p>6808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abh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67972" calcext:value-type="float">
            <text:p>6797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hahabad, Hardo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67751" calcext:value-type="float">
            <text:p>67751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henkanal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67414" calcext:value-type="float">
            <text:p>6741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Uran Islam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7391" calcext:value-type="float">
            <text:p>6739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opal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67339" calcext:value-type="float">
            <text:p>6733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ongaigaon City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67322" calcext:value-type="float">
            <text:p>6732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alan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67231" calcext:value-type="float">
            <text:p>67231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us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7116" calcext:value-type="float">
            <text:p>6711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opore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Urban Agglomeration</text:p>
          </table:table-cell>
          <table:table-cell office:value-type="float" office:value="66963" calcext:value-type="float">
            <text:p>66963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ilkhuw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66907" calcext:value-type="float">
            <text:p>66907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arn Tar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66847" calcext:value-type="float">
            <text:p>6684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enukoot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 Agglomeration</text:p>
          </table:table-cell>
          <table:table-cell office:value-type="float" office:value="66597" calcext:value-type="float">
            <text:p>66597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andamarri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6596" calcext:value-type="float">
            <text:p>66596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hahaba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 Agglomeration</text:p>
          </table:table-cell>
          <table:table-cell office:value-type="float" office:value="66550" calcext:value-type="float">
            <text:p>66550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arbil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66540" calcext:value-type="float">
            <text:p>6654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Koratla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6504" calcext:value-type="float">
            <text:p>6650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adhuban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66340" calcext:value-type="float">
            <text:p>66340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rambagh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66175" calcext:value-type="float">
            <text:p>661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Gohan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65708" calcext:value-type="float">
            <text:p>6570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Ladnu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65575" calcext:value-type="float">
            <text:p>655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attukko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65533" calcext:value-type="float">
            <text:p>65533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irs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 Agglomeration</text:p>
          </table:table-cell>
          <table:table-cell office:value-type="float" office:value="65335" calcext:value-type="float">
            <text:p>65335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Sircilla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5314" calcext:value-type="float">
            <text:p>653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amluk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65306" calcext:value-type="float">
            <text:p>6530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Jagrao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65240" calcext:value-type="float">
            <text:p>6524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ipurdUrban Agglomeration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65232" calcext:value-type="float">
            <text:p>6523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iraj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65232" calcext:value-type="float">
            <text:p>6523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andu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5115" calcext:value-type="float">
            <text:p>6511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Naidupe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65000" calcext:value-type="float">
            <text:p>6500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irupath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64125" calcext:value-type="float">
            <text:p>641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ohan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63871" calcext:value-type="float">
            <text:p>6387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atan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63486" calcext:value-type="float">
            <text:p>6348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hubr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63388" calcext:value-type="float">
            <text:p>6338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saurh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rishad</text:p>
          </table:table-cell>
          <table:table-cell office:value-type="float" office:value="63248" calcext:value-type="float">
            <text:p>63248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snag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63073" calcext:value-type="float">
            <text:p>6307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rindav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63005" calcext:value-type="float">
            <text:p>6300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okh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62699" calcext:value-type="float">
            <text:p>6269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agar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62253" calcext:value-type="float">
            <text:p>6225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arwan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uncil</text:p>
          </table:table-cell>
          <table:table-cell office:value-type="float" office:value="62090" calcext:value-type="float">
            <text:p>6209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amanatha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62050" calcext:value-type="float">
            <text:p>6205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Ujhan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office:value-type="float" office:value="62039" calcext:value-type="float">
            <text:p>6203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amasti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Urban Agglomeration</text:p>
          </table:table-cell>
          <table:table-cell office:value-type="float" office:value="61998" calcext:value-type="float">
            <text:p>61998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Lahar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61990" calcext:value-type="float">
            <text:p>6199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angamne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1958" calcext:value-type="float">
            <text:p>6195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imbahe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61949" calcext:value-type="float">
            <text:p>6194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iddipet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1809" calcext:value-type="float">
            <text:p>6180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u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61806" calcext:value-type="float">
            <text:p>61806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iphu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61797" calcext:value-type="float">
            <text:p>6179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Jhargram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61712" calcext:value-type="float">
            <text:p>6171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hirpur-Warwad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1694" calcext:value-type="float">
            <text:p>61694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ilha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office:value-type="float" office:value="61444" calcext:value-type="float">
            <text:p>6144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indhn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61262" calcext:value-type="float">
            <text:p>6126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Udumalaipe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61133" calcext:value-type="float">
            <text:p>6113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alk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1012" calcext:value-type="float">
            <text:p>61012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Wanaparthy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60949" calcext:value-type="float">
            <text:p>6094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Gud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60625" calcext:value-type="float">
            <text:p>606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Kendujha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60590" calcext:value-type="float">
            <text:p>6059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andl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60542" calcext:value-type="float">
            <text:p>6054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andi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unicipal Council</text:p>
          </table:table-cell>
          <table:table-cell office:value-type="float" office:value="60387" calcext:value-type="float">
            <text:p>60387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edumangad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60161" calcext:value-type="float">
            <text:p>6016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orth Lakhimpu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59814" calcext:value-type="float">
            <text:p>5981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Vinukon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9725" calcext:value-type="float">
            <text:p>597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ipt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ity Municipal Council</text:p>
          </table:table-cell>
          <table:table-cell office:value-type="float" office:value="59543" calcext:value-type="float">
            <text:p>5954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obichettipala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9523" calcext:value-type="float">
            <text:p>5952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unabed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58884" calcext:value-type="float">
            <text:p>58884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Wan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8840" calcext:value-type="float">
            <text:p>5884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Uplet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8775" calcext:value-type="float">
            <text:p>587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Narasa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8770" calcext:value-type="float">
            <text:p>5877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Nuzvid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8590" calcext:value-type="float">
            <text:p>5859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ezpu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.</text:p>
          </table:table-cell>
          <table:table-cell office:value-type="float" office:value="58559" calcext:value-type="float">
            <text:p>5855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8528" calcext:value-type="float">
            <text:p>5852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arkap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8462" calcext:value-type="float">
            <text:p>58462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Sheo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58342" calcext:value-type="float">
            <text:p>5834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Thiruvar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8301" calcext:value-type="float">
            <text:p>5830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idhpu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office:value-type="float" office:value="58194" calcext:value-type="float">
            <text:p>58194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ahasw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58184" calcext:value-type="float">
            <text:p>5818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urat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58119" calcext:value-type="float">
            <text:p>58119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Shaja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57818" calcext:value-type="float">
            <text:p>57818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ayagad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57759" calcext:value-type="float">
            <text:p>57759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onavl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7698" calcext:value-type="float">
            <text:p>5769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Ponn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7640" calcext:value-type="float">
            <text:p>57640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Kagaz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7583" calcext:value-type="float">
            <text:p>5758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Gadwa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7569" calcext:value-type="float">
            <text:p>5756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Bhatapara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57537" calcext:value-type="float">
            <text:p>5753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Kanduk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7246" calcext:value-type="float">
            <text:p>5724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angareddy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7113" calcext:value-type="float">
            <text:p>57113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Unjh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7108" calcext:value-type="float">
            <text:p>5710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unglei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Notified Town</text:p>
          </table:table-cell>
          <table:table-cell office:value-type="float" office:value="57011" calcext:value-type="float">
            <text:p>5701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Karimganj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56854" calcext:value-type="float">
            <text:p>5685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Kann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6823" calcext:value-type="float">
            <text:p>5682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Bobbil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6819" calcext:value-type="float">
            <text:p>5681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okameh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56615" calcext:value-type="float">
            <text:p>56615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legaon Dabhad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6435" calcext:value-type="float">
            <text:p>5643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Anjan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6380" calcext:value-type="float">
            <text:p>5638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Mangrol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office:value-type="float" office:value="56320" calcext:value-type="float">
            <text:p>56320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unam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 Agglomeration</text:p>
          </table:table-cell>
          <table:table-cell office:value-type="float" office:value="56251" calcext:value-type="float">
            <text:p>56251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angaram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56175" calcext:value-type="float">
            <text:p>561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hiruval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6074" calcext:value-type="float">
            <text:p>5607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Tir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6058" calcext:value-type="float">
            <text:p>5605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t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55950" calcext:value-type="float">
            <text:p>5595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Jatan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55925" calcext:value-type="float">
            <text:p>559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Viramgam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5821" calcext:value-type="float">
            <text:p>5582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jsamand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55687" calcext:value-type="float">
            <text:p>55687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Yanam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Municipality</text:p>
          </table:table-cell>
          <table:table-cell office:value-type="float" office:value="55626" calcext:value-type="float">
            <text:p>5562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Kottay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5374" calcext:value-type="float">
            <text:p>5537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anru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5346" calcext:value-type="float">
            <text:p>5534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hur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55225" calcext:value-type="float">
            <text:p>552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amakkal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5145" calcext:value-type="float">
            <text:p>5514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Kasaragod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4172" calcext:value-type="float">
            <text:p>5417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odas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4135" calcext:value-type="float">
            <text:p>54135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Rayadurg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4125" calcext:value-type="float">
            <text:p>5412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upaul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54085" calcext:value-type="float">
            <text:p>54085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Kunnamku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4071" calcext:value-type="float">
            <text:p>5407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Umre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3971" calcext:value-type="float">
            <text:p>5397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ellampalle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3958" calcext:value-type="float">
            <text:p>5395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Sibsaga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53854" calcext:value-type="float">
            <text:p>5385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ndi Dabwal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53811" calcext:value-type="float">
            <text:p>53811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Ottappa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3792" calcext:value-type="float">
            <text:p>5379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Dumraon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53618" calcext:value-type="float">
            <text:p>5361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Samalko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3602" calcext:value-type="float">
            <text:p>5360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Jaggaiahpet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3530" calcext:value-type="float">
            <text:p>5353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Goalpar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53430" calcext:value-type="float">
            <text:p>5343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un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3425" calcext:value-type="float">
            <text:p>5342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Lachhman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53392" calcext:value-type="float">
            <text:p>53392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Bhongi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3339" calcext:value-type="float">
            <text:p>5333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Amala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3231" calcext:value-type="float">
            <text:p>5323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Firozpur Cantt.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Cantonment Board / Cantonment</text:p>
          </table:table-cell>
          <table:table-cell office:value-type="float" office:value="53199" calcext:value-type="float">
            <text:p>5319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Vikarabad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3143" calcext:value-type="float">
            <text:p>5314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Thiruvall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2883" calcext:value-type="float">
            <text:p>5288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Sherkot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52880" calcext:value-type="float">
            <text:p>5288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algh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2677" calcext:value-type="float">
            <text:p>52677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She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2423" calcext:value-type="float">
            <text:p>52423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Jangaon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52394" calcext:value-type="float">
            <text:p>5239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Bheemunipatn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2110" calcext:value-type="float">
            <text:p>5211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ann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52057" calcext:value-type="float">
            <text:p>52057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hodupuzh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52045" calcext:value-type="float">
            <text:p>5204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KathUrban Agglomeration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Municipal Council</text:p>
          </table:table-cell>
          <table:table-cell office:value-type="float" office:value="51991" calcext:value-type="float">
            <text:p>51991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alitan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1944" calcext:value-type="float">
            <text:p>51944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rwal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.</text:p>
          </table:table-cell>
          <table:table-cell office:value-type="float" office:value="51849" calcext:value-type="float">
            <text:p>5184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Venkatagiri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1708" calcext:value-type="float">
            <text:p>5170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Kalp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51670" calcext:value-type="float">
            <text:p>51670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Rajgarh (Churu)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office:value-type="float" office:value="51640" calcext:value-type="float">
            <text:p>51640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attenapal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1404" calcext:value-type="float">
            <text:p>5140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Arsikere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51336" calcext:value-type="float">
            <text:p>51336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Oz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Census town</text:p>
          </table:table-cell>
          <table:table-cell office:value-type="float" office:value="51297" calcext:value-type="float">
            <text:p>5129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Thirumanga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51194" calcext:value-type="float">
            <text:p>5119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etl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51147" calcext:value-type="float">
            <text:p>51147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asirabad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Cantonment Board / Cantonment</text:p>
          </table:table-cell>
          <table:table-cell office:value-type="float" office:value="50804" calcext:value-type="float">
            <text:p>50804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halta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50800" calcext:value-type="float">
            <text:p>5080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Rampurhat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50613" calcext:value-type="float">
            <text:p>50613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Nanjangu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50598" calcext:value-type="float">
            <text:p>50598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Forbes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50475" calcext:value-type="float">
            <text:p>50475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Tundl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50423" calcext:value-type="float">
            <text:p>50423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habUrban Agglomeration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50179" calcext:value-type="float">
            <text:p>50179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aga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50131" calcext:value-type="float">
            <text:p>50131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itha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50103" calcext:value-type="float">
            <text:p>50103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50088" calcext:value-type="float">
            <text:p>50088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Bhadrachalam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Census town</text:p>
          </table:table-cell>
          <table:table-cell office:value-type="float" office:value="50087" calcext:value-type="float">
            <text:p>50087</text:p>
          </table:table-cell>
          <table:table-cell office:value-type="string" calcext:value-type="string">
            <text:p>Class II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harkhi Dadr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Nagar Palika Parishad</text:p>
          </table:table-cell>
          <table:table-cell office:value-type="float" office:value="49985" calcext:value-type="float">
            <text:p>4998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hatr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ity</text:p>
          </table:table-cell>
          <table:table-cell office:value-type="float" office:value="49985" calcext:value-type="float">
            <text:p>4998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alasa Kasibugg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Nagar Panchayat</text:p>
          </table:table-cell>
          <table:table-cell office:value-type="float" office:value="49899" calcext:value-type="float">
            <text:p>49899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Noh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49835" calcext:value-type="float">
            <text:p>4983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Yevl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9826" calcext:value-type="float">
            <text:p>4982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irhind Fatehgarh Sahib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49825" calcext:value-type="float">
            <text:p>49825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Bhainsa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49764" calcext:value-type="float">
            <text:p>4976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arvathi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9714" calcext:value-type="float">
            <text:p>49714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hahad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9696" calcext:value-type="float">
            <text:p>4969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halakudy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9525" calcext:value-type="float">
            <text:p>4952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Narkatia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rishad</text:p>
          </table:table-cell>
          <table:table-cell office:value-type="float" office:value="49507" calcext:value-type="float">
            <text:p>4950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Kapadvanj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9308" calcext:value-type="float">
            <text:p>4930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acherl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9221" calcext:value-type="float">
            <text:p>49221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Raghogarh-Vijay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9173" calcext:value-type="float">
            <text:p>49173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Rupnag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49159" calcext:value-type="float">
            <text:p>49159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Naugachhi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49069" calcext:value-type="float">
            <text:p>4906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ndhw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8941" calcext:value-type="float">
            <text:p>48941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Byasanaga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48911" calcext:value-type="float">
            <text:p>4891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andil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48899" calcext:value-type="float">
            <text:p>48899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Gooty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48658" calcext:value-type="float">
            <text:p>486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al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8354" calcext:value-type="float">
            <text:p>48354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Nanpa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48337" calcext:value-type="float">
            <text:p>4833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ardhan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48314" calcext:value-type="float">
            <text:p>48314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8289" calcext:value-type="float">
            <text:p>4828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Gumi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8070" calcext:value-type="float">
            <text:p>48070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Jalandhar Cantt.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Cantonment Board / Cantonment</text:p>
          </table:table-cell>
          <table:table-cell office:value-type="float" office:value="47845" calcext:value-type="float">
            <text:p>4784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Nehta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47834" calcext:value-type="float">
            <text:p>4783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hanganassery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7685" calcext:value-type="float">
            <text:p>4768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Mandapet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7638" calcext:value-type="float">
            <text:p>4763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Dumk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47584" calcext:value-type="float">
            <text:p>4758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Seoha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 Agglomeration</text:p>
          </table:table-cell>
          <table:table-cell office:value-type="float" office:value="47575" calcext:value-type="float">
            <text:p>47575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Umarkhe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7458" calcext:value-type="float">
            <text:p>474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adhupu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ity</text:p>
          </table:table-cell>
          <table:table-cell office:value-type="float" office:value="47326" calcext:value-type="float">
            <text:p>47326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Vikramasinga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7241" calcext:value-type="float">
            <text:p>4724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unal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7235" calcext:value-type="float">
            <text:p>47235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Kendrapar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47006" calcext:value-type="float">
            <text:p>4700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Siho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6960" calcext:value-type="float">
            <text:p>46960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Nellikupp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6678" calcext:value-type="float">
            <text:p>4667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Saman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46592" calcext:value-type="float">
            <text:p>46592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Waro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6532" calcext:value-type="float">
            <text:p>4653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Nilamb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ensus town</text:p>
          </table:table-cell>
          <table:table-cell office:value-type="float" office:value="46366" calcext:value-type="float">
            <text:p>4636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asi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6330" calcext:value-type="float">
            <text:p>46330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amnaga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46205" calcext:value-type="float">
            <text:p>46205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ammalamadugu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Nagar Panchayat</text:p>
          </table:table-cell>
          <table:table-cell office:value-type="float" office:value="46069" calcext:value-type="float">
            <text:p>4606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Nawanshah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46024" calcext:value-type="float">
            <text:p>4602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Thoubal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Municipal Council</text:p>
          </table:table-cell>
          <table:table-cell office:value-type="float" office:value="45947" calcext:value-type="float">
            <text:p>4594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Athn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5858" calcext:value-type="float">
            <text:p>458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herthal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5827" calcext:value-type="float">
            <text:p>4582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Sidh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5700" calcext:value-type="float">
            <text:p>4570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arooqnagar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Census town.</text:p>
          </table:table-cell>
          <table:table-cell office:value-type="float" office:value="45675" calcext:value-type="float">
            <text:p>4567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edda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5520" calcext:value-type="float">
            <text:p>4552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hirkund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agar Panchayat</text:p>
          </table:table-cell>
          <table:table-cell office:value-type="float" office:value="45508" calcext:value-type="float">
            <text:p>4550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acho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5333" calcext:value-type="float">
            <text:p>45333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dhepur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45031" calcext:value-type="float">
            <text:p>45031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ithoragarh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44964" calcext:value-type="float">
            <text:p>44964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Tums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4869" calcext:value-type="float">
            <text:p>4486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halod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office:value-type="float" office:value="44868" calcext:value-type="float">
            <text:p>4486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Tiruttan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4781" calcext:value-type="float">
            <text:p>4478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Rampura Phul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Urban Agglomeration</text:p>
          </table:table-cell>
          <table:table-cell office:value-type="float" office:value="44665" calcext:value-type="float">
            <text:p>44665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erinthalmann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4612" calcext:value-type="float">
            <text:p>44612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adraun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44383" calcext:value-type="float">
            <text:p>44383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ipariy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44378" calcext:value-type="float">
            <text:p>44378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alli-Rajhara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44363" calcext:value-type="float">
            <text:p>4436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ungan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Nagar Panchayat</text:p>
          </table:table-cell>
          <table:table-cell office:value-type="float" office:value="44314" calcext:value-type="float">
            <text:p>44314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Mattann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4313" calcext:value-type="float">
            <text:p>44313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Mathu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ity</text:p>
          </table:table-cell>
          <table:table-cell office:value-type="float" office:value="44313" calcext:value-type="float">
            <text:p>44313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hakurdwa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office:value-type="float" office:value="44255" calcext:value-type="float">
            <text:p>4425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Nandivaram-Guduvancher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44098" calcext:value-type="float">
            <text:p>4409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ulbagal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4033" calcext:value-type="float">
            <text:p>44033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anjle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4029" calcext:value-type="float">
            <text:p>44029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Wankane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3881" calcext:value-type="float">
            <text:p>4388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illo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3867" calcext:value-type="float">
            <text:p>43867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Nidadavo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3809" calcext:value-type="float">
            <text:p>4380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urapu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3622" calcext:value-type="float">
            <text:p>43622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ajagangapu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43594" calcext:value-type="float">
            <text:p>435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heikhpur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43113" calcext:value-type="float">
            <text:p>43113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arlakhemund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43097" calcext:value-type="float">
            <text:p>43097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Kalimpong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42998" calcext:value-type="float">
            <text:p>4299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Sirugupp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42919" calcext:value-type="float">
            <text:p>42919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Arv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2822" calcext:value-type="float">
            <text:p>4282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Limbd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2769" calcext:value-type="float">
            <text:p>4276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arpet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42649" calcext:value-type="float">
            <text:p>4264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anglau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42584" calcext:value-type="float">
            <text:p>42584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Repalle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2539" calcext:value-type="float">
            <text:p>42539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Mudhol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2461" calcext:value-type="float">
            <text:p>4246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Shujal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2461" calcext:value-type="float">
            <text:p>4246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Mandv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2355" calcext:value-type="float">
            <text:p>42355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hangadh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42351" calcext:value-type="float">
            <text:p>4235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ironj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2179" calcext:value-type="float">
            <text:p>42179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Nandu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2167" calcext:value-type="float">
            <text:p>4216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horan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2029" calcext:value-type="float">
            <text:p>4202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athdwa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42016" calcext:value-type="float">
            <text:p>4201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eriyaku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2012" calcext:value-type="float">
            <text:p>42012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Sultan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41958" calcext:value-type="float">
            <text:p>41958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Medak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Nagar Panchayat</text:p>
          </table:table-cell>
          <table:table-cell office:value-type="float" office:value="41945" calcext:value-type="float">
            <text:p>41945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Narayanpet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Nagar Panchayat</text:p>
          </table:table-cell>
          <table:table-cell office:value-type="float" office:value="41752" calcext:value-type="float">
            <text:p>4175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Raxaul Baz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41610" calcext:value-type="float">
            <text:p>41610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Rajauri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41552" calcext:value-type="float">
            <text:p>41552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ernampattu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41499" calcext:value-type="float">
            <text:p>4149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Nainital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</text:p>
          </table:table-cell>
          <table:table-cell office:value-type="float" office:value="41377" calcext:value-type="float">
            <text:p>4137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Ramachandrapur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41370" calcext:value-type="float">
            <text:p>4137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Vaij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41296" calcext:value-type="float">
            <text:p>4129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Nangal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41172" calcext:value-type="float">
            <text:p>4117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Sidlaghatt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41098" calcext:value-type="float">
            <text:p>41098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Municipal board</text:p>
          </table:table-cell>
          <table:table-cell office:value-type="float" office:value="40987" calcext:value-type="float">
            <text:p>40987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andhurn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0931" calcext:value-type="float">
            <text:p>40931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adgaon Ro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Census town.</text:p>
          </table:table-cell>
          <table:table-cell office:value-type="float" office:value="40884" calcext:value-type="float">
            <text:p>4088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Talche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40841" calcext:value-type="float">
            <text:p>4084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arkal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40728" calcext:value-type="float">
            <text:p>4072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ilan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office:value-type="float" office:value="40590" calcext:value-type="float">
            <text:p>40590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Nowgong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40580" calcext:value-type="float">
            <text:p>4058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aila Janjgir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40561" calcext:value-type="float">
            <text:p>4056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Mapus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Municipal Council</text:p>
          </table:table-cell>
          <table:table-cell office:value-type="float" office:value="40487" calcext:value-type="float">
            <text:p>40487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Vellakoil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40359" calcext:value-type="float">
            <text:p>4035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Merta City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40252" calcext:value-type="float">
            <text:p>4025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ivagang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Urban Agglomeration</text:p>
          </table:table-cell>
          <table:table-cell office:value-type="float" office:value="40220" calcext:value-type="float">
            <text:p>40220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Mandideep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9859" calcext:value-type="float">
            <text:p>39859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Sailu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9851" calcext:value-type="float">
            <text:p>39851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Vyar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9789" calcext:value-type="float">
            <text:p>3978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Kovv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39667" calcext:value-type="float">
            <text:p>3966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Vada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9514" calcext:value-type="float">
            <text:p>3951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Nawab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39241" calcext:value-type="float">
            <text:p>3924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adr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office:value-type="float" office:value="39205" calcext:value-type="float">
            <text:p>39205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Sainthi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39145" calcext:value-type="float">
            <text:p>39145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ian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8999" calcext:value-type="float">
            <text:p>38999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Shahp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8907" calcext:value-type="float">
            <text:p>38907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ojat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8883" calcext:value-type="float">
            <text:p>3888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Noor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38806" calcext:value-type="float">
            <text:p>3880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voo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38652" calcext:value-type="float">
            <text:p>38652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Murtij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Ramnag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8554" calcext:value-type="float">
            <text:p>38554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Sundargarh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38421" calcext:value-type="float">
            <text:p>3842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Tak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38263" calcext:value-type="float">
            <text:p>3826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Saundatti-Yellamm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8155" calcext:value-type="float">
            <text:p>38155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athanamthitt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38009" calcext:value-type="float">
            <text:p>38009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Wad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7988" calcext:value-type="float">
            <text:p>379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Rameshwa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7968" calcext:value-type="float">
            <text:p>3796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Tas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7945" calcext:value-type="float">
            <text:p>3794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Sikandra Rao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7938" calcext:value-type="float">
            <text:p>3793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Sihor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7870" calcext:value-type="float">
            <text:p>37870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Tiruvethi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7802" calcext:value-type="float">
            <text:p>3780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Tiruvuru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Municipality</text:p>
          </table:table-cell>
          <table:table-cell office:value-type="float" office:value="37802" calcext:value-type="float">
            <text:p>3780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ehk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7715" calcext:value-type="float">
            <text:p>37715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eringath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ensus town</text:p>
          </table:table-cell>
          <table:table-cell office:value-type="float" office:value="37699" calcext:value-type="float">
            <text:p>37699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eramba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7631" calcext:value-type="float">
            <text:p>37631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Manv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7613" calcext:value-type="float">
            <text:p>3761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Zunheboto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37447" calcext:value-type="float">
            <text:p>3744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hnar Baz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37370" calcext:value-type="float">
            <text:p>37370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ttingal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37346" calcext:value-type="float">
            <text:p>3734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Shahbad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37289" calcext:value-type="float">
            <text:p>37289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uran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7233" calcext:value-type="float">
            <text:p>37233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Nelamangal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7232" calcext:value-type="float">
            <text:p>3723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Nakoda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36973" calcext:value-type="float">
            <text:p>3697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Lunawad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6954" calcext:value-type="float">
            <text:p>3695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Murshidabad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36947" calcext:value-type="float">
            <text:p>36947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Mahe</text:p>
          </table:table-cell>
          <table:table-cell office:value-type="string" calcext:value-type="string">
            <text:p>Puducherry</text:p>
          </table:table-cell>
          <table:table-cell office:value-type="string" calcext:value-type="string">
            <text:p>Municipality</text:p>
          </table:table-cell>
          <table:table-cell office:value-type="float" office:value="36828" calcext:value-type="float">
            <text:p>36828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Lank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36805" calcext:value-type="float">
            <text:p>3680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Rudaul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6776" calcext:value-type="float">
            <text:p>36776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Tuensang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36774" calcext:value-type="float">
            <text:p>3677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Lakshmeshwa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6754" calcext:value-type="float">
            <text:p>3675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Zir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36732" calcext:value-type="float">
            <text:p>3673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Yawal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6706" calcext:value-type="float">
            <text:p>3670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Thana Bhaw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.</text:p>
          </table:table-cell>
          <table:table-cell office:value-type="float" office:value="36669" calcext:value-type="float">
            <text:p>3666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Ramdurg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Urban Agglomeration</text:p>
          </table:table-cell>
          <table:table-cell office:value-type="float" office:value="36649" calcext:value-type="float">
            <text:p>36649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ul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6522" calcext:value-type="float">
            <text:p>36522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adasivpet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36334" calcext:value-type="float">
            <text:p>36334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Nargun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6291" calcext:value-type="float">
            <text:p>3629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Neem-Ka-Than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6231" calcext:value-type="float">
            <text:p>3623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Mema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36207" calcext:value-type="float">
            <text:p>3620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Nilang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6172" calcext:value-type="float">
            <text:p>3617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Naharlagun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Notified Town</text:p>
          </table:table-cell>
          <table:table-cell office:value-type="float" office:value="36158" calcext:value-type="float">
            <text:p>361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akaur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ity</text:p>
          </table:table-cell>
          <table:table-cell office:value-type="float" office:value="36029" calcext:value-type="float">
            <text:p>36029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Wa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Tarikere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5942" calcext:value-type="float">
            <text:p>3594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Malavall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5851" calcext:value-type="float">
            <text:p>35851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aise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5702" calcext:value-type="float">
            <text:p>35702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Lah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35674" calcext:value-type="float">
            <text:p>3567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Uravakond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35565" calcext:value-type="float">
            <text:p>3556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Savan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5563" calcext:value-type="float">
            <text:p>35563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iroh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5544" calcext:value-type="float">
            <text:p>3554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Udhampur</text:p>
          </table:table-cell>
          <table:table-cell office:value-type="string" calcext:value-type="string">
            <text:p>Jammu and Kashmir</text:p>
          </table:table-cell>
          <table:table-cell office:value-type="string" calcext:value-type="string">
            <text:p>Urban Agglomeration</text:p>
          </table:table-cell>
          <table:table-cell office:value-type="float" office:value="35507" calcext:value-type="float">
            <text:p>3550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Umarg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5477" calcext:value-type="float">
            <text:p>3547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ratap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5422" calcext:value-type="float">
            <text:p>3542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Lingsug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5411" calcext:value-type="float">
            <text:p>3541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Usilampat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5219" calcext:value-type="float">
            <text:p>3521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alia Kal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5029" calcext:value-type="float">
            <text:p>35029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Wokha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wn Committee / Town Area Committee.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ajpipl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4923" calcext:value-type="float">
            <text:p>34923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Vijayapu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4866" calcext:value-type="float">
            <text:p>3486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Rawatbhat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4690" calcext:value-type="float">
            <text:p>3469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Sangari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4537" calcext:value-type="float">
            <text:p>34537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aitha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4518" calcext:value-type="float">
            <text:p>34518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Rahur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4476" calcext:value-type="float">
            <text:p>34476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Patti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34444" calcext:value-type="float">
            <text:p>344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Zaid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34443" calcext:value-type="float">
            <text:p>3444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Lalsot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4363" calcext:value-type="float">
            <text:p>3436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Maih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4342" calcext:value-type="float">
            <text:p>34342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edaran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4266" calcext:value-type="float">
            <text:p>3426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Naw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4207" calcext:value-type="float">
            <text:p>3420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ola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unicipal Council</text:p>
          </table:table-cell>
          <table:table-cell office:value-type="float" office:value="34206" calcext:value-type="float">
            <text:p>3420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Vap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Industrial Notified Area</text:p>
          </table:table-cell>
          <table:table-cell office:value-type="float" office:value="34162" calcext:value-type="float">
            <text:p>3416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Sanawad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4114" calcext:value-type="float">
            <text:p>3411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Warisali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.</text:p>
          </table:table-cell>
          <table:table-cell office:value-type="float" office:value="34056" calcext:value-type="float">
            <text:p>3405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Revel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34042" calcext:value-type="float">
            <text:p>34042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Sabal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34039" calcext:value-type="float">
            <text:p>34039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Tuljap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4011" calcext:value-type="float">
            <text:p>3401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imdeg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otified area</text:p>
          </table:table-cell>
          <table:table-cell office:value-type="float" office:value="33981" calcext:value-type="float">
            <text:p>33981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usabani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</text:p>
          </table:table-cell>
          <table:table-cell office:value-type="float" office:value="33980" calcext:value-type="float">
            <text:p>3398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Kodungall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33935" calcext:value-type="float">
            <text:p>3393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hulaban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33890" calcext:value-type="float">
            <text:p>3389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Umreth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3762" calcext:value-type="float">
            <text:p>3376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Narsipatn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33757" calcext:value-type="float">
            <text:p>3375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Nautanw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33753" calcext:value-type="float">
            <text:p>3375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Rajgi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3738" calcext:value-type="float">
            <text:p>33738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Yellandu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Municipality</text:p>
          </table:table-cell>
          <table:table-cell office:value-type="float" office:value="33732" calcext:value-type="float">
            <text:p>3373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athyamanga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3722" calcext:value-type="float">
            <text:p>33722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ilibang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3608" calcext:value-type="float">
            <text:p>33608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Morsh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3607" calcext:value-type="float">
            <text:p>33607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ehow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33564" calcext:value-type="float">
            <text:p>3356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one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3490" calcext:value-type="float">
            <text:p>33490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appinisseri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ensus town</text:p>
          </table:table-cell>
          <table:table-cell office:value-type="float" office:value="33273" calcext:value-type="float">
            <text:p>33273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Zamani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33243" calcext:value-type="float">
            <text:p>3324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Mihijam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Notified area</text:p>
          </table:table-cell>
          <table:table-cell office:value-type="float" office:value="33236" calcext:value-type="float">
            <text:p>3323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urn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3225" calcext:value-type="float">
            <text:p>33225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Puliyanku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3187" calcext:value-type="float">
            <text:p>33187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hikarpur, Bulandshah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3187" calcext:value-type="float">
            <text:p>3318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Umari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3114" calcext:value-type="float">
            <text:p>3311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ors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3103" calcext:value-type="float">
            <text:p>33103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Naugawan Sadat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32954" calcext:value-type="float">
            <text:p>3295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atehpur Sikr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.</text:p>
          </table:table-cell>
          <table:table-cell office:value-type="float" office:value="32905" calcext:value-type="float">
            <text:p>3290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Manuguru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Census town</text:p>
          </table:table-cell>
          <table:table-cell office:value-type="float" office:value="32893" calcext:value-type="float">
            <text:p>32893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Udaipur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Municipal Council</text:p>
          </table:table-cell>
          <table:table-cell office:value-type="float" office:value="32758" calcext:value-type="float">
            <text:p>327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ipar City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2735" calcext:value-type="float">
            <text:p>32735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attamunda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32730" calcext:value-type="float">
            <text:p>3273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Nanjiko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ensus town</text:p>
          </table:table-cell>
          <table:table-cell office:value-type="float" office:value="32689" calcext:value-type="float">
            <text:p>3268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Taranag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2640" calcext:value-type="float">
            <text:p>3264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Yerraguntl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32574" calcext:value-type="float">
            <text:p>3257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atan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2561" calcext:value-type="float">
            <text:p>325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herghat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2526" calcext:value-type="float">
            <text:p>32526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ankeshwa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2511" calcext:value-type="float">
            <text:p>32511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Madiker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2496" calcext:value-type="float">
            <text:p>3249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Thuraiy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2439" calcext:value-type="float">
            <text:p>3243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anan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2417" calcext:value-type="float">
            <text:p>32417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Rajul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2395" calcext:value-type="float">
            <text:p>32395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Kyathampalle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Census town</text:p>
          </table:table-cell>
          <table:table-cell office:value-type="float" office:value="32385" calcext:value-type="float">
            <text:p>3238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hahabad, Ram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32370" calcext:value-type="float">
            <text:p>32370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Tilda Newra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32331" calcext:value-type="float">
            <text:p>3233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Narsingh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2329" calcext:value-type="float">
            <text:p>3232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hittur-Thathamangala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32298" calcext:value-type="float">
            <text:p>3229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Malaj Khand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2296" calcext:value-type="float">
            <text:p>3229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arang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32294" calcext:value-type="float">
            <text:p>32294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Roberts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32243" calcext:value-type="float">
            <text:p>32243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irkal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2228" calcext:value-type="float">
            <text:p>32228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Radhanpu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2191" calcext:value-type="float">
            <text:p>32191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Tiruchend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2171" calcext:value-type="float">
            <text:p>3217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Utraul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.</text:p>
          </table:table-cell>
          <table:table-cell office:value-type="float" office:value="32145" calcext:value-type="float">
            <text:p>3214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atratu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</text:p>
          </table:table-cell>
          <table:table-cell office:value-type="float" office:value="32134" calcext:value-type="float">
            <text:p>32134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Vijainagar, Ajme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2124" calcext:value-type="float">
            <text:p>3212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Periyasem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2024" calcext:value-type="float">
            <text:p>32024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Pathr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2001" calcext:value-type="float">
            <text:p>32001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Sad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31742" calcext:value-type="float">
            <text:p>31742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Talikot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1693" calcext:value-type="float">
            <text:p>3169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Sinn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1630" calcext:value-type="float">
            <text:p>31630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ungeli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Urban Agglomeration</text:p>
          </table:table-cell>
          <table:table-cell office:value-type="float" office:value="31613" calcext:value-type="float">
            <text:p>31613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Sedam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1539" calcext:value-type="float">
            <text:p>31539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Shikarip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1516" calcext:value-type="float">
            <text:p>31516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umer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1482" calcext:value-type="float">
            <text:p>3148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Satt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1443" calcext:value-type="float">
            <text:p>31443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Sugaul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1432" calcext:value-type="float">
            <text:p>31432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Lumding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Vandavas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31320" calcext:value-type="float">
            <text:p>3132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Titlagarh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 </text:p>
          </table:table-cell>
          <table:table-cell office:value-type="float" office:value="31258" calcext:value-type="float">
            <text:p>312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Uch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Census town</text:p>
          </table:table-cell>
          <table:table-cell office:value-type="float" office:value="31238" calcext:value-type="float">
            <text:p>3123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okokchung</text:p>
          </table:table-cell>
          <table:table-cell office:value-type="string" calcext:value-type="string">
            <text:p>Nagaland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31214" calcext:value-type="float">
            <text:p>31214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aschim Punropar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</text:p>
          </table:table-cell>
          <table:table-cell office:value-type="float" office:value="31198" calcext:value-type="float">
            <text:p>31198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Sagwa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1127" calcext:value-type="float">
            <text:p>31127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Ramganj Mand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30973" calcext:value-type="float">
            <text:p>30973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Tarakeswa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30947" calcext:value-type="float">
            <text:p>3094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ahalingapu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30858" calcext:value-type="float">
            <text:p>3085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harmanagar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Municipal Council</text:p>
          </table:table-cell>
          <table:table-cell office:value-type="float" office:value="30785" calcext:value-type="float">
            <text:p>3078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Mahemdab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30768" calcext:value-type="float">
            <text:p>30768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anendragarh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Municipality</text:p>
          </table:table-cell>
          <table:table-cell office:value-type="float" office:value="30758" calcext:value-type="float">
            <text:p>30758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0439" calcext:value-type="float">
            <text:p>3043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haramangal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0222" calcext:value-type="float">
            <text:p>3022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Tirukkoyi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0212" calcext:value-type="float">
            <text:p>3021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30201" calcext:value-type="float">
            <text:p>30201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Makhdum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0109" calcext:value-type="float">
            <text:p>3010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Mane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30082" calcext:value-type="float">
            <text:p>30082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Oddanchat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0064" calcext:value-type="float">
            <text:p>3006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allad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30016" calcext:value-type="float">
            <text:p>30016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Mund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Nabarangapu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Municipality</text:p>
          </table:table-cell>
          <table:table-cell office:value-type="float" office:value="29960" calcext:value-type="float">
            <text:p>2996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Mudalag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9893" calcext:value-type="float">
            <text:p>29893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Samalkh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9866" calcext:value-type="float">
            <text:p>29866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Nepanag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9682" calcext:value-type="float">
            <text:p>2968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Karjat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9663" calcext:value-type="float">
            <text:p>2966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Ranavav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Urban Agglomeration</text:p>
          </table:table-cell>
          <table:table-cell office:value-type="float" office:value="29645" calcext:value-type="float">
            <text:p>29645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edan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Nagar Panchayat</text:p>
          </table:table-cell>
          <table:table-cell office:value-type="float" office:value="29613" calcext:value-type="float">
            <text:p>2961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Pinjore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Urban Agglomeration</text:p>
          </table:table-cell>
          <table:table-cell office:value-type="float" office:value="29609" calcext:value-type="float">
            <text:p>2960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Lakher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9572" calcext:value-type="float">
            <text:p>2957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asa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9565" calcext:value-type="float">
            <text:p>29565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29436" calcext:value-type="float">
            <text:p>29436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Vadakkuvalliy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9417" calcext:value-type="float">
            <text:p>2941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Tirukalukund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9391" calcext:value-type="float">
            <text:p>2939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Mahid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Urban Agglomeration</text:p>
          </table:table-cell>
          <table:table-cell office:value-type="float" office:value="29379" calcext:value-type="float">
            <text:p>29379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ussoorie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Urban Agglomeration</text:p>
          </table:table-cell>
          <table:table-cell office:value-type="float" office:value="29329" calcext:value-type="float">
            <text:p>29329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uvattupuzh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9246" calcext:value-type="float">
            <text:p>2924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Ras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9238" calcext:value-type="float">
            <text:p>29238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Udaipurwat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9236" calcext:value-type="float">
            <text:p>2923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Manwath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9218" calcext:value-type="float">
            <text:p>29218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Adoo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9171" calcext:value-type="float">
            <text:p>2917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Uthamapala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9050" calcext:value-type="float">
            <text:p>2905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Part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9012" calcext:value-type="float">
            <text:p>29012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Nahan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unicipal Council</text:p>
          </table:table-cell>
          <table:table-cell office:value-type="float" office:value="28899" calcext:value-type="float">
            <text:p>2889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Ladw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8887" calcext:value-type="float">
            <text:p>2888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Mankacha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Census town</text:p>
          </table:table-cell>
          <table:table-cell office:value-type="float" office:value="28780" calcext:value-type="float">
            <text:p>28780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Nongstoin</text:p>
          </table:table-cell>
          <table:table-cell office:value-type="string" calcext:value-type="string">
            <text:p>Meghalaya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28742" calcext:value-type="float">
            <text:p>2874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Losal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504" calcext:value-type="float">
            <text:p>2850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Sri Madhopu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492" calcext:value-type="float">
            <text:p>28492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Ramn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458" calcext:value-type="float">
            <text:p>28458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Mavelikkara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8439" calcext:value-type="float">
            <text:p>28439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Rawats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387" calcext:value-type="float">
            <text:p>28387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Rajakhe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349" calcext:value-type="float">
            <text:p>28349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La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8307" calcext:value-type="float">
            <text:p>2830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al Gopalganj Nindau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8288" calcext:value-type="float">
            <text:p>282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Muddebihal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8219" calcext:value-type="float">
            <text:p>28219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irsa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 Agglomeration</text:p>
          </table:table-cell>
          <table:table-cell office:value-type="float" office:value="28212" calcext:value-type="float">
            <text:p>2821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hahpu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8174" calcext:value-type="float">
            <text:p>28174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urand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8146" calcext:value-type="float">
            <text:p>28146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angol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8116" calcext:value-type="float">
            <text:p>28116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Pavagad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8068" calcext:value-type="float">
            <text:p>28068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harad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954" calcext:value-type="float">
            <text:p>2795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922" calcext:value-type="float">
            <text:p>27922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Umbergaon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859" calcext:value-type="float">
            <text:p>2785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Mavoo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ensus town</text:p>
          </table:table-cell>
          <table:table-cell office:value-type="float" office:value="27845" calcext:value-type="float">
            <text:p>2784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Nalbar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27839" calcext:value-type="float">
            <text:p>2783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Talaj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822" calcext:value-type="float">
            <text:p>2782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7815" calcext:value-type="float">
            <text:p>27815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Mangrulpi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7815" calcext:value-type="float">
            <text:p>27815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Soro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27794" calcext:value-type="float">
            <text:p>27794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Shahpu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7792" calcext:value-type="float">
            <text:p>2779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Vadnag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790" calcext:value-type="float">
            <text:p>2779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aisinghnag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7736" calcext:value-type="float">
            <text:p>27736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Sindhag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7732" calcext:value-type="float">
            <text:p>27732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Sanduru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7614" calcext:value-type="float">
            <text:p>2761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Sohn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7570" calcext:value-type="float">
            <text:p>27570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Manavad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7563" calcext:value-type="float">
            <text:p>2756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ihan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7545" calcext:value-type="float">
            <text:p>27545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afidon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7541" calcext:value-type="float">
            <text:p>27541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Riso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7516" calcext:value-type="float">
            <text:p>27516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Roser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Municipality</text:p>
          </table:table-cell>
          <table:table-cell office:value-type="float" office:value="27492" calcext:value-type="float">
            <text:p>27492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Sankar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7454" calcext:value-type="float">
            <text:p>27454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Malpu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Urban Agglomeration</text:p>
          </table:table-cell>
          <table:table-cell office:value-type="float" office:value="27360" calcext:value-type="float">
            <text:p>2736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onamukh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27354" calcext:value-type="float">
            <text:p>27354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Shamsabad, Ag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7338" calcext:value-type="float">
            <text:p>27338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Nokh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agar Panchayat</text:p>
          </table:table-cell>
          <table:table-cell office:value-type="float" office:value="27302" calcext:value-type="float">
            <text:p>2730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PandUrban Agglomeration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</text:p>
          </table:table-cell>
          <table:table-cell office:value-type="float" office:value="27161" calcext:value-type="float">
            <text:p>2716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Mainaguri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</text:p>
          </table:table-cell>
          <table:table-cell office:value-type="float" office:value="27106" calcext:value-type="float">
            <text:p>27106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Afzalp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7088" calcext:value-type="float">
            <text:p>270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Shir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999" calcext:value-type="float">
            <text:p>2699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Salay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6875" calcext:value-type="float">
            <text:p>26875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henko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26838" calcext:value-type="float">
            <text:p>26838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ratapgarh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Census town</text:p>
          </table:table-cell>
          <table:table-cell office:value-type="float" office:value="26837" calcext:value-type="float">
            <text:p>26837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Vadipat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6830" calcext:value-type="float">
            <text:p>2683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Nagarkurnool</text:p>
          </table:table-cell>
          <table:table-cell office:value-type="string" calcext:value-type="string">
            <text:p>Telangana</text:p>
          </table:table-cell>
          <table:table-cell office:value-type="string" calcext:value-type="string">
            <text:p>Census town</text:p>
          </table:table-cell>
          <table:table-cell office:value-type="float" office:value="26801" calcext:value-type="float">
            <text:p>2680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Savne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712" calcext:value-type="float">
            <text:p>26712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Sasv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689" calcext:value-type="float">
            <text:p>26689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Rudra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6683" calcext:value-type="float">
            <text:p>26683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Soro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6678" calcext:value-type="float">
            <text:p>26678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Sholing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6652" calcext:value-type="float">
            <text:p>26652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Pandharkaod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572" calcext:value-type="float">
            <text:p>26572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erumbavoo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6547" calcext:value-type="float">
            <text:p>26547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Madd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6521" calcext:value-type="float">
            <text:p>26521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Nadba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6411" calcext:value-type="float">
            <text:p>2641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alod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hrigond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324" calcext:value-type="float">
            <text:p>26324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Madhugir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6304" calcext:value-type="float">
            <text:p>26304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Tekkalakote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6224" calcext:value-type="float">
            <text:p>2622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Seoni-Malw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6202" calcext:value-type="float">
            <text:p>26202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Shird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6184" calcext:value-type="float">
            <text:p>26184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SUrban Agglomeration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6149" calcext:value-type="float">
            <text:p>26149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erdal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6088" calcext:value-type="float">
            <text:p>260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Rave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5993" calcext:value-type="float">
            <text:p>2599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irupath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5980" calcext:value-type="float">
            <text:p>2598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araori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.</text:p>
          </table:table-cell>
          <table:table-cell office:value-type="float" office:value="25944" calcext:value-type="float">
            <text:p>2594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Mukhe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5933" calcext:value-type="float">
            <text:p>25933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Manachanal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5931" calcext:value-type="float">
            <text:p>2593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Rehl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5890" calcext:value-type="float">
            <text:p>25890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anchore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5884" calcext:value-type="float">
            <text:p>25884</text:p>
          </table:table-cell>
          <table:table-cell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Raju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5843" calcext:value-type="float">
            <text:p>25843</text:p>
          </table:table-cell>
          <table:table-cell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iro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5811" calcext:value-type="float">
            <text:p>25811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udabidr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5713" calcext:value-type="float">
            <text:p>25713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Vadgaon Kasb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5651" calcext:value-type="float">
            <text:p>2565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Nag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5572" calcext:value-type="float">
            <text:p>2557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Vijapu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5558" calcext:value-type="float">
            <text:p>255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Viswanath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ensus town</text:p>
          </table:table-cell>
          <table:table-cell office:value-type="float" office:value="25555" calcext:value-type="float">
            <text:p>2555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Po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5505" calcext:value-type="float">
            <text:p>25505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Panagu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5501" calcext:value-type="float">
            <text:p>25501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Manaw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5467" calcext:value-type="float">
            <text:p>25467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Tehri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.</text:p>
          </table:table-cell>
          <table:table-cell office:value-type="float" office:value="25423" calcext:value-type="float">
            <text:p>2542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Samdh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5327" calcext:value-type="float">
            <text:p>25327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ard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5275" calcext:value-type="float">
            <text:p>25275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Rahat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5215" calcext:value-type="float">
            <text:p>25215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anag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5199" calcext:value-type="float">
            <text:p>25199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Uthiramer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5194" calcext:value-type="float">
            <text:p>2519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iror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5181" calcext:value-type="float">
            <text:p>2518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Rangi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25151" calcext:value-type="float">
            <text:p>25151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Sahjanw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5107" calcext:value-type="float">
            <text:p>25107</text:p>
          </table:table-cell>
          <table:table-cell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Wara Seon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5103" calcext:value-type="float">
            <text:p>2510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Magad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5031" calcext:value-type="float">
            <text:p>25031</text:p>
          </table:table-cell>
          <table:table-cell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Rajgarh (Alwar)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5009" calcext:value-type="float">
            <text:p>25009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Rafi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4992" calcext:value-type="float">
            <text:p>24992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Taran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4908" calcext:value-type="float">
            <text:p>2490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Rampur Manihar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4844" calcext:value-type="float">
            <text:p>24844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Sheoganj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4789" calcext:value-type="float">
            <text:p>24789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Raikot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4769" calcext:value-type="float">
            <text:p>24769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auri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24743" calcext:value-type="float">
            <text:p>24743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Sumer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4661" calcext:value-type="float">
            <text:p>24661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avalgund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4613" calcext:value-type="float">
            <text:p>2461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Shah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4602" calcext:value-type="float">
            <text:p>24602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Marhaura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4548" calcext:value-type="float">
            <text:p>24548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Tulsi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4488" calcext:value-type="float">
            <text:p>244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Sadri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4413" calcext:value-type="float">
            <text:p>24413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Thiruthuraipoon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24404" calcext:value-type="float">
            <text:p>2440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higgao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4327" calcext:value-type="float">
            <text:p>24327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allapat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ensus town</text:p>
          </table:table-cell>
          <table:table-cell office:value-type="float" office:value="24326" calcext:value-type="float">
            <text:p>24326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Mahendragarh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4323" calcext:value-type="float">
            <text:p>24323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Sausa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4312" calcext:value-type="float">
            <text:p>24312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Ponner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4309" calcext:value-type="float">
            <text:p>24309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Mah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4276" calcext:value-type="float">
            <text:p>24276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Lohardag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Municipal Council</text:p>
          </table:table-cell>
          <table:table-cell office:value-type="float" office:value="24125" calcext:value-type="float">
            <text:p>2412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irwa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4082" calcext:value-type="float">
            <text:p>2408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Margherita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Census town</text:p>
          </table:table-cell>
          <table:table-cell office:value-type="float" office:value="24049" calcext:value-type="float">
            <text:p>24049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Sundarnagar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Municipal Council</text:p>
          </table:table-cell>
          <table:table-cell office:value-type="float" office:value="23986" calcext:value-type="float">
            <text:p>23986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Raj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3937" calcext:value-type="float">
            <text:p>23937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Mangaldo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Municipal board</text:p>
          </table:table-cell>
          <table:table-cell office:value-type="float" office:value="23920" calcext:value-type="float">
            <text:p>23920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Renigunta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23862" calcext:value-type="float">
            <text:p>23862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Longowal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3851" calcext:value-type="float">
            <text:p>2385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Rati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3826" calcext:value-type="float">
            <text:p>23826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Lalgu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3740" calcext:value-type="float">
            <text:p>2374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Shrirangapattan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3729" calcext:value-type="float">
            <text:p>23729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Niwar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3724" calcext:value-type="float">
            <text:p>2372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Nath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3660" calcext:value-type="float">
            <text:p>2366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nnamalaikad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3656" calcext:value-type="float">
            <text:p>2365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urqUrban Agglomerationz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Urban Agglomeration</text:p>
          </table:table-cell>
          <table:table-cell office:value-type="float" office:value="23599" calcext:value-type="float">
            <text:p>23599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Shamsabad, Farrukhabad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3596" calcext:value-type="float">
            <text:p>23596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Mir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3576" calcext:value-type="float">
            <text:p>23576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Todaraising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3559" calcext:value-type="float">
            <text:p>2355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Warha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.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Rajam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23424" calcext:value-type="float">
            <text:p>23424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Urmar Tand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3419" calcext:value-type="float">
            <text:p>2341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Lona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3416" calcext:value-type="float">
            <text:p>23416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Poway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3406" calcext:value-type="float">
            <text:p>23406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P.N.Pat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3331" calcext:value-type="float">
            <text:p>23331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alampur</text:p>
          </table:table-cell>
          <table:table-cell office:value-type="string" calcext:value-type="string">
            <text:p>Himachal Pradesh</text:p>
          </table:table-cell>
          <table:table-cell office:value-type="string" calcext:value-type="string">
            <text:p>Town Panchayat</text:p>
          </table:table-cell>
          <table:table-cell office:value-type="float" office:value="23331" calcext:value-type="float">
            <text:p>23331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Srisailam Project (Right Flank Colony) Township</text:p>
          </table:table-cell>
          <table:table-cell office:value-type="string" calcext:value-type="string">
            <text:p>Andhra Pradesh</text:p>
          </table:table-cell>
          <table:table-cell office:value-type="string" calcext:value-type="string">
            <text:p>Census town</text:p>
          </table:table-cell>
          <table:table-cell office:value-type="float" office:value="23273" calcext:value-type="float">
            <text:p>23273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Sindag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3234" calcext:value-type="float">
            <text:p>23234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Sand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3234" calcext:value-type="float">
            <text:p>23234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Vaiko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3234" calcext:value-type="float">
            <text:p>2323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ald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23218" calcext:value-type="float">
            <text:p>23218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Tharangamba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3191" calcext:value-type="float">
            <text:p>2319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Sakaleshapur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Municipal Council</text:p>
          </table:table-cell>
          <table:table-cell office:value-type="float" office:value="23176" calcext:value-type="float">
            <text:p>23176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Lal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23124" calcext:value-type="float">
            <text:p>2312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Malkangiri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23114" calcext:value-type="float">
            <text:p>2311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Rapar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3057" calcext:value-type="float">
            <text:p>23057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Mauganj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3024" calcext:value-type="float">
            <text:p>23024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Todabhim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977" calcext:value-type="float">
            <text:p>2297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Srinivaspu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2959" calcext:value-type="float">
            <text:p>22959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Murli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2936" calcext:value-type="float">
            <text:p>22936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Reengus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932" calcext:value-type="float">
            <text:p>22932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Sawantwad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2901" calcext:value-type="float">
            <text:p>22901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Tittakud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2894" calcext:value-type="float">
            <text:p>22894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Lilong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Nagar Panchayat</text:p>
          </table:table-cell>
          <table:table-cell office:value-type="float" office:value="22888" calcext:value-type="float">
            <text:p>2288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Rajaldes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836" calcext:value-type="float">
            <text:p>22836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Pathard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2827" calcext:value-type="float">
            <text:p>22827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Achhne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.</text:p>
          </table:table-cell>
          <table:table-cell office:value-type="float" office:value="22781" calcext:value-type="float">
            <text:p>22781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Pacode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2781" calcext:value-type="float">
            <text:p>22781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rau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2775" calcext:value-type="float">
            <text:p>22775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k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lika Parishad</text:p>
          </table:table-cell>
          <table:table-cell office:value-type="float" office:value="22712" calcext:value-type="float">
            <text:p>2271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alai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2640" calcext:value-type="float">
            <text:p>2264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Morinda, Indi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2635" calcext:value-type="float">
            <text:p>22635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2623" calcext:value-type="float">
            <text:p>22623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Nain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Municipality</text:p>
          </table:table-cell>
          <table:table-cell office:value-type="float" office:value="22607" calcext:value-type="float">
            <text:p>2260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Sahas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2606" calcext:value-type="float">
            <text:p>22606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Pauni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2587" calcext:value-type="float">
            <text:p>22587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rithvi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2535" calcext:value-type="float">
            <text:p>22535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Ramtek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2516" calcext:value-type="float">
            <text:p>22516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Silapathar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22516" calcext:value-type="float">
            <text:p>22516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Songadh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2431" calcext:value-type="float">
            <text:p>22431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Safi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2378" calcext:value-type="float">
            <text:p>22378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Sohag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2339" calcext:value-type="float">
            <text:p>22339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2330" calcext:value-type="float">
            <text:p>22330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Sadulshah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326" calcext:value-type="float">
            <text:p>22326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hilla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2302" calcext:value-type="float">
            <text:p>22302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Sambhar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293" calcext:value-type="float">
            <text:p>22293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Prantij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282" calcext:value-type="float">
            <text:p>22282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agla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Census town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Pattr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Nagar Panchayat</text:p>
          </table:table-cell>
          <table:table-cell office:value-type="float" office:value="22175" calcext:value-type="float">
            <text:p>22175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Mount Abu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2152" calcext:value-type="float">
            <text:p>22152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Reot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2082" calcext:value-type="float">
            <text:p>22082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Tenu dam-cum-Kathhara</text:p>
          </table:table-cell>
          <table:table-cell office:value-type="string" calcext:value-type="string">
            <text:p>Jharkhand</text:p>
          </table:table-cell>
          <table:table-cell office:value-type="string" calcext:value-type="string">
            <text:p>Census town.</text:p>
          </table:table-cell>
          <table:table-cell office:value-type="float" office:value="22080" calcext:value-type="float">
            <text:p>2208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Panchl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</text:p>
          </table:table-cell>
          <table:table-cell office:value-type="float" office:value="22051" calcext:value-type="float">
            <text:p>22051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Sitarganj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Municipal board</text:p>
          </table:table-cell>
          <table:table-cell office:value-type="float" office:value="22027" calcext:value-type="float">
            <text:p>22027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asighat</text:p>
          </table:table-cell>
          <table:table-cell office:value-type="string" calcext:value-type="string">
            <text:p>Arunachal Pradesh</text:p>
          </table:table-cell>
          <table:table-cell office:value-type="string" calcext:value-type="string">
            <text:p>Census town</text:p>
          </table:table-cell>
          <table:table-cell office:value-type="float" office:value="21965" calcext:value-type="float">
            <text:p>21965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Motipu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1957" calcext:value-type="float">
            <text:p>21957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O' Valley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943" calcext:value-type="float">
            <text:p>2194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Raghunath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21932" calcext:value-type="float">
            <text:p>21932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Suriyampalay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923" calcext:value-type="float">
            <text:p>21923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Qadi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1899" calcext:value-type="float">
            <text:p>2189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Rairangpur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</text:p>
          </table:table-cell>
          <table:table-cell office:value-type="float" office:value="21896" calcext:value-type="float">
            <text:p>21896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Silvassa</text:p>
          </table:table-cell>
          <table:table-cell office:value-type="string" calcext:value-type="string">
            <text:p>Dadra and Nagar Haveli</text:p>
          </table:table-cell>
          <table:table-cell office:value-type="string" calcext:value-type="string">
            <text:p>Census town</text:p>
          </table:table-cell>
          <table:table-cell office:value-type="float" office:value="21893" calcext:value-type="float">
            <text:p>21893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owrozabad (Khodargama)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1883" calcext:value-type="float">
            <text:p>2188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Mangrol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1842" calcext:value-type="float">
            <text:p>21842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Soya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Census town</text:p>
          </table:table-cell>
          <table:table-cell office:value-type="float" office:value="21819" calcext:value-type="float">
            <text:p>21819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Sujanpur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1815" calcext:value-type="float">
            <text:p>21815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Manihari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1803" calcext:value-type="float">
            <text:p>21803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ikander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1783" calcext:value-type="float">
            <text:p>21783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Mangalvedhe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1706" calcext:value-type="float">
            <text:p>21706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Phule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1643" calcext:value-type="float">
            <text:p>21643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1643" calcext:value-type="float">
            <text:p>21643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holavandan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638" calcext:value-type="float">
            <text:p>21638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Said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1568" calcext:value-type="float">
            <text:p>21568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Sham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1507" calcext:value-type="float">
            <text:p>21507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Thammampatt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503" calcext:value-type="float">
            <text:p>2150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aharaj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1490" calcext:value-type="float">
            <text:p>21490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Multa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1423" calcext:value-type="float">
            <text:p>21423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Mukerian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Municipal Council</text:p>
          </table:table-cell>
          <table:table-cell office:value-type="float" office:value="21384" calcext:value-type="float">
            <text:p>21384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Sirs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1373" calcext:value-type="float">
            <text:p>21373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Purw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1271" calcext:value-type="float">
            <text:p>21271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Sheohar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1262" calcext:value-type="float">
            <text:p>21262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Namagiripe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250" calcext:value-type="float">
            <text:p>2125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aras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Census town</text:p>
          </table:table-cell>
          <table:table-cell office:value-type="float" office:value="21206" calcext:value-type="float">
            <text:p>21206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Lathi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Municipality</text:p>
          </table:table-cell>
          <table:table-cell office:value-type="float" office:value="21173" calcext:value-type="float">
            <text:p>21173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Lalganj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1142" calcext:value-type="float">
            <text:p>21142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Narkhe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1127" calcext:value-type="float">
            <text:p>21127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Mathabhang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Municipality</text:p>
          </table:table-cell>
          <table:table-cell office:value-type="float" office:value="21107" calcext:value-type="float">
            <text:p>21107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Shendurjan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1083" calcext:value-type="float">
            <text:p>21083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eravuran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1045" calcext:value-type="float">
            <text:p>21045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Mariani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20997" calcext:value-type="float">
            <text:p>20997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hulpu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0986" calcext:value-type="float">
            <text:p>20986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Rania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Municipal Committee</text:p>
          </table:table-cell>
          <table:table-cell office:value-type="float" office:value="20961" calcext:value-type="float">
            <text:p>2096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0942" calcext:value-type="float">
            <text:p>20942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Pachore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0939" calcext:value-type="float">
            <text:p>20939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Parangipetta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0912" calcext:value-type="float">
            <text:p>20912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Pudupattin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Census town</text:p>
          </table:table-cell>
          <table:table-cell office:value-type="float" office:value="20901" calcext:value-type="float">
            <text:p>20901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anniyannu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Census town</text:p>
          </table:table-cell>
          <table:table-cell office:value-type="float" office:value="20863" calcext:value-type="float">
            <text:p>20863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Maharaj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0860" calcext:value-type="float">
            <text:p>20860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0855" calcext:value-type="float">
            <text:p>20855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Monoharpur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</text:p>
          </table:table-cell>
          <table:table-cell office:value-type="float" office:value="20846" calcext:value-type="float">
            <text:p>20846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Mandaw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0830" calcext:value-type="float">
            <text:p>2083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arigaon</text:p>
          </table:table-cell>
          <table:table-cell office:value-type="string" calcext:value-type="string">
            <text:p>Assam</text:p>
          </table:table-cell>
          <table:table-cell office:value-type="string" calcext:value-type="string">
            <text:p>Town Committee / Town Area Committee</text:p>
          </table:table-cell>
          <table:table-cell office:value-type="float" office:value="20811" calcext:value-type="float">
            <text:p>2081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Pallikonda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0771" calcext:value-type="float">
            <text:p>20771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indwara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0765" calcext:value-type="float">
            <text:p>20765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hishgarh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0684" calcext:value-type="float">
            <text:p>20684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atur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0538" calcext:value-type="float">
            <text:p>20538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Mayang Imphal</text:p>
          </table:table-cell>
          <table:table-cell office:value-type="string" calcext:value-type="string">
            <text:p>Manipur</text:p>
          </table:table-cell>
          <table:table-cell office:value-type="string" calcext:value-type="string">
            <text:p>Nagar Panchayat</text:p>
          </table:table-cell>
          <table:table-cell office:value-type="float" office:value="20532" calcext:value-type="float">
            <text:p>20532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Mhowgaon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</text:p>
          </table:table-cell>
          <table:table-cell office:value-type="float" office:value="20523" calcext:value-type="float">
            <text:p>20523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Guruvayoor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20510" calcext:value-type="float">
            <text:p>20510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Mhaswa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0500" calcext:value-type="float">
            <text:p>2050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Sahawa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20470" calcext:value-type="float">
            <text:p>20470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Sivagiri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0380" calcext:value-type="float">
            <text:p>2038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Mundarg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0363" calcext:value-type="float">
            <text:p>20363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unjaipugalur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20309" calcext:value-type="float">
            <text:p>20309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Kailasahar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Nagar Panchayat</text:p>
          </table:table-cell>
          <table:table-cell office:value-type="float" office:value="20279" calcext:value-type="float">
            <text:p>20279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Samthar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0217" calcext:value-type="float">
            <text:p>20217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Sakti</text:p>
          </table:table-cell>
          <table:table-cell office:value-type="string" calcext:value-type="string">
            <text:p>Chhattisgarh</text:p>
          </table:table-cell>
          <table:table-cell office:value-type="string" calcext:value-type="string">
            <text:p>Nagar Panchayat</text:p>
          </table:table-cell>
          <table:table-cell office:value-type="float" office:value="20213" calcext:value-type="float">
            <text:p>20213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Sadalagi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Town Panchayat</text:p>
          </table:table-cell>
          <table:table-cell office:value-type="float" office:value="20202" calcext:value-type="float">
            <text:p>20202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Silao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Notified area</text:p>
          </table:table-cell>
          <table:table-cell office:value-type="float" office:value="20177" calcext:value-type="float">
            <text:p>20177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Mandal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20169" calcext:value-type="float">
            <text:p>20169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Loha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20148" calcext:value-type="float">
            <text:p>20148</text:p>
          </table:table-cell>
          <table:table-cell office:value-type="string" calcext:value-type="string">
            <text:p>Class III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ukhrayan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Municipal board</text:p>
          </table:table-cell>
          <table:table-cell office:value-type="float" office:value="20107" calcext:value-type="float">
            <text:p>20107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dmanabhapur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Municipality</text:p>
          </table:table-cell>
          <table:table-cell office:value-type="float" office:value="20075" calcext:value-type="float">
            <text:p>20075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Belonia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Municipal Council</text:p>
          </table:table-cell>
          <table:table-cell office:value-type="float" office:value="19996" calcext:value-type="float">
            <text:p>19996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aiha</text:p>
          </table:table-cell>
          <table:table-cell office:value-type="string" calcext:value-type="string">
            <text:p>Mizoram</text:p>
          </table:table-cell>
          <table:table-cell office:value-type="string" calcext:value-type="string">
            <text:p>Notified Town</text:p>
          </table:table-cell>
          <table:table-cell office:value-type="float" office:value="19731" calcext:value-type="float">
            <text:p>19731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rirampore</text:p>
          </table:table-cell>
          <table:table-cell office:value-type="string" calcext:value-type="string">
            <text:p>West Bengal</text:p>
          </table:table-cell>
          <table:table-cell/>
          <table:table-cell office:value-type="float" office:value="19500" calcext:value-type="float">
            <text:p>19500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Talwara</text:p>
          </table:table-cell>
          <table:table-cell office:value-type="string" calcext:value-type="string">
            <text:p>Punjab</text:p>
          </table:table-cell>
          <table:table-cell office:value-type="string" calcext:value-type="string">
            <text:p>Census town</text:p>
          </table:table-cell>
          <table:table-cell office:value-type="float" office:value="19485" calcext:value-type="float">
            <text:p>19485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uthuppally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Municipality</text:p>
          </table:table-cell>
          <table:table-cell office:value-type="float" office:value="18850" calcext:value-type="float">
            <text:p>18850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Khowai</text:p>
          </table:table-cell>
          <table:table-cell office:value-type="string" calcext:value-type="string">
            <text:p>Tripura</text:p>
          </table:table-cell>
          <table:table-cell office:value-type="string" calcext:value-type="string">
            <text:p>Municipal Council</text:p>
          </table:table-cell>
          <table:table-cell office:value-type="float" office:value="18526" calcext:value-type="float">
            <text:p>18526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Vijaypur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Nagar Panchayat.</text:p>
          </table:table-cell>
          <table:table-cell office:value-type="float" office:value="16964" calcext:value-type="float">
            <text:p>16964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Takhatgarh</text:p>
          </table:table-cell>
          <table:table-cell office:value-type="string" calcext:value-type="string">
            <text:p>Rajasthan</text:p>
          </table:table-cell>
          <table:table-cell office:value-type="string" calcext:value-type="string">
            <text:p>Municipality</text:p>
          </table:table-cell>
          <table:table-cell office:value-type="float" office:value="16729" calcext:value-type="float">
            <text:p>16729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Thirupuvanam</text:p>
          </table:table-cell>
          <table:table-cell office:value-type="string" calcext:value-type="string">
            <text:p>Tamil Nadu</text:p>
          </table:table-cell>
          <table:table-cell office:value-type="string" calcext:value-type="string">
            <text:p>Town Panchayat</text:p>
          </table:table-cell>
          <table:table-cell office:value-type="float" office:value="14989" calcext:value-type="float">
            <text:p>14989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West Bengal</text:p>
          </table:table-cell>
          <table:table-cell office:value-type="string" calcext:value-type="string">
            <text:p>Census town.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iriyapatna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ensus town</text:p>
          </table:table-cell>
          <table:table-cell office:value-type="float" office:value="14924" calcext:value-type="float">
            <text:p>14924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14786" calcext:value-type="float">
            <text:p>14786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Adalaj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ensus town.</text:p>
          </table:table-cell>
          <table:table-cell office:value-type="float" office:value="11957" calcext:value-type="float">
            <text:p>11957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Nandgaon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Nagar Panchayat</text:p>
          </table:table-cell>
          <table:table-cell office:value-type="float" office:value="11517" calcext:value-type="float">
            <text:p>11517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Barh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Census town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Chhapra</text:p>
          </table:table-cell>
          <table:table-cell office:value-type="string" calcext:value-type="string">
            <text:p>Gujarat</text:p>
          </table:table-cell>
          <table:table-cell office:value-type="string" calcext:value-type="string">
            <text:p>Census town</text:p>
          </table:table-cell>
          <table:table-cell office:value-type="float" office:value="10147" calcext:value-type="float">
            <text:p>10147</text:p>
          </table:table-cell>
          <table:table-cell office:value-type="string" calcext:value-type="string">
            <text:p>Class IV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anamattom</text:p>
          </table:table-cell>
          <table:table-cell office:value-type="string" calcext:value-type="string">
            <text:p>Kerala</text:p>
          </table:table-cell>
          <table:table-cell office:value-type="string" calcext:value-type="string">
            <text:p>Notified area</text:p>
          </table:table-cell>
          <table:table-cell office:value-type="float" office:value="10032" calcext:value-type="float">
            <text:p>10032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Niwai</text:p>
          </table:table-cell>
          <table:table-cell office:value-type="string" calcext:value-type="string">
            <text:p>Uttar Pradesh</text:p>
          </table:table-cell>
          <table:table-cell office:value-type="string" calcext:value-type="string">
            <text:p>Nagar Panchayat</text:p>
          </table:table-cell>
          <table:table-cell office:value-type="float" office:value="9205" calcext:value-type="float">
            <text:p>9205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Bageshwar</text:p>
          </table:table-cell>
          <table:table-cell office:value-type="string" calcext:value-type="string">
            <text:p>Uttarakhand</text:p>
          </table:table-cell>
          <table:table-cell office:value-type="string" calcext:value-type="string">
            <text:p>Nagar Palika Parishad</text:p>
          </table:table-cell>
          <table:table-cell office:value-type="float" office:value="9079" calcext:value-type="float">
            <text:p>9079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Tarbha</text:p>
          </table:table-cell>
          <table:table-cell office:value-type="string" calcext:value-type="string">
            <text:p>Odisha</text:p>
          </table:table-cell>
          <table:table-cell office:value-type="string" calcext:value-type="string">
            <text:p>Notified area committee / Notified Area Council.</text:p>
          </table:table-cell>
          <table:table-cell office:value-type="float" office:value="8334" calcext:value-type="float">
            <text:p>8334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Adyar</text:p>
          </table:table-cell>
          <table:table-cell office:value-type="string" calcext:value-type="string">
            <text:p>Karnataka</text:p>
          </table:table-cell>
          <table:table-cell office:value-type="string" calcext:value-type="string">
            <text:p>Census town.</text:p>
          </table:table-cell>
          <table:table-cell office:value-type="float" office:value="7034" calcext:value-type="float">
            <text:p>7034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Narsinghgarh</text:p>
          </table:table-cell>
          <table:table-cell office:value-type="string" calcext:value-type="string">
            <text:p>Madhya Pradesh</text:p>
          </table:table-cell>
          <table:table-cell office:value-type="string" calcext:value-type="string">
            <text:p>Census town</text:p>
          </table:table-cell>
          <table:table-cell office:value-type="float" office:value="6735" calcext:value-type="float">
            <text:p>6735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Warud</text:p>
          </table:table-cell>
          <table:table-cell office:value-type="string" calcext:value-type="string">
            <text:p>Maharashtra</text:p>
          </table:table-cell>
          <table:table-cell office:value-type="string" calcext:value-type="string">
            <text:p>Municipal Council</text:p>
          </table:table-cell>
          <table:table-cell office:value-type="float" office:value="6386" calcext:value-type="float">
            <text:p>6386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sarganj</text:p>
          </table:table-cell>
          <table:table-cell office:value-type="string" calcext:value-type="string">
            <text:p>Bihar</text:p>
          </table:table-cell>
          <table:table-cell office:value-type="string" calcext:value-type="string">
            <text:p>Census town.</text:p>
          </table:table-cell>
          <table:table-cell office:value-type="float" office:value="6327" calcext:value-type="float">
            <text:p>6327</text:p>
          </table:table-cell>
          <table:table-cell office:value-type="string" calcext:value-type="string">
            <text:p>Class V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arsod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Gram Panchayat</text:p>
          </table:table-cell>
          <table:table-cell office:value-type="float" office:value="4630" calcext:value-type="float">
            <text:p>46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more information, kindly visit : <text:s/>www.downloadexcelfiles.com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6:19:35.168122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03:07.248851103</meta:creation-date>
    <meta:generator>LibreOffice/6.0.6.2$Linux_X86_64 LibreOffice_project/00m0$Build-2</meta:generator>
    <dc:date>2018-12-18T17:30:20.735315277</dc:date>
    <meta:editing-duration>PT37M5S</meta:editing-duration>
    <meta:editing-cycles>2</meta:editing-cycles>
    <meta:document-statistic meta:table-count="1" meta:cell-count="6740" meta:object-count="0"/>
  </office:meta>
</office:document-meta>
</file>